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3" style:family="graphic" style:parent-style-name="objectwithoutfill">
      <style:graphic-properties draw:stroke="solid"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draw:stroke="dash" draw:stroke-dash="Long_20_Dash" draw:fill="solid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063cm" svg:y1="9.813cm" svg:x2="7.619cm" svg:y2="9.813cm">
          <text:p/>
        </draw:line>
        <draw:custom-shape draw:style-name="gr2" draw:text-style-name="P2" draw:layer="layout" svg:width="0.508cm" svg:height="0.508cm" svg:x="3.809cm" svg:y="9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7.365cm" svg:y="9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937cm" svg:y1="9.813cm" svg:x2="15.493cm" svg:y2="9.813cm">
          <text:p/>
        </draw:line>
        <draw:custom-shape draw:style-name="gr2" draw:text-style-name="P2" draw:layer="layout" svg:width="0.508cm" svg:height="0.508cm" svg:x="11.683cm" svg:y="9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5.239cm" svg:y="9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493cm" svg:y1="9.813cm" svg:x2="14.731cm" svg:y2="6.257cm">
          <text:p/>
        </draw:line>
        <draw:line draw:style-name="gr1" draw:text-style-name="P1" draw:layer="layout" svg:x1="11.937cm" svg:y1="9.813cm" svg:x2="14.731cm" svg:y2="6.257cm">
          <text:p/>
        </draw:line>
        <draw:custom-shape draw:style-name="gr2" draw:text-style-name="P2" draw:layer="layout" svg:width="0.508cm" svg:height="0.508cm" svg:x="14.477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1.684cm" svg:y="9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5.24cm" svg:y="9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0.319cm" svg:y1="9.83cm" svg:x2="23.577cm" svg:y2="11.255cm">
          <text:p/>
        </draw:line>
        <draw:custom-shape draw:style-name="gr2" draw:text-style-name="P2" draw:layer="layout" svg:width="0.508cm" svg:height="0.508cm" draw:transform="rotate (-0.41224676932106) translate (20.186cm 9.4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draw:transform="rotate (-0.41224676932106) translate (23.446cm 10.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577cm" svg:y1="11.254cm" svg:x2="24.304cm" svg:y2="7.691cm">
          <text:p/>
        </draw:line>
        <draw:line draw:style-name="gr4" draw:text-style-name="P1" draw:layer="layout" svg:x1="20.319cm" svg:y1="9.83cm" svg:x2="24.304cm" svg:y2="7.691cm">
          <text:p/>
        </draw:line>
        <draw:custom-shape draw:style-name="gr2" draw:text-style-name="P2" draw:layer="layout" svg:width="0.508cm" svg:height="0.508cm" draw:transform="rotate (-0.41224676932106) translate (24.172cm 7.3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draw:transform="rotate (-0.41224676932106) translate (20.188cm 9.4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draw:transform="rotate (-0.41224676932106) translate (23.444cm 10.9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0.319cm" svg:y1="9.83cm" svg:x2="22.605cm" svg:y2="5.241cm">
          <text:p/>
        </draw:line>
        <draw:line draw:style-name="gr1" draw:text-style-name="P1" draw:layer="layout" svg:x1="23.577cm" svg:y1="11.254cm" svg:x2="22.605cm" svg:y2="5.241cm">
          <text:p/>
        </draw:line>
        <draw:line draw:style-name="gr1" draw:text-style-name="P1" draw:layer="layout" svg:x1="24.303cm" svg:y1="7.691cm" svg:x2="22.605cm" svg:y2="5.241cm">
          <text:p/>
        </draw:line>
        <draw:custom-shape draw:style-name="gr2" draw:text-style-name="P2" draw:layer="layout" svg:width="0.508cm" svg:height="0.508cm" draw:transform="rotate (-0.41224676932106) translate (24.173cm 7.3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draw:transform="rotate (-0.41224676932106) translate (20.189cm 9.4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draw:transform="rotate (-0.41224676932106) translate (22.455cm 5.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draw:transform="rotate (-0.41224676932106) translate (23.445cm 10.9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7:01:55.046079216</meta:creation-date>
    <dc:date>2020-12-10T18:28:44.833208724</dc:date>
    <meta:editing-duration>PT1H47M25S</meta:editing-duration>
    <meta:editing-cycles>7</meta:editing-cycles>
    <meta:generator>LibreOffice/6.4.3.2$Linux_X86_64 LibreOffice_project/40$Build-2</meta:generator>
    <meta:document-statistic meta:object-count="49"/>
  </office:meta>
</office:document-meta>
</file>